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1.293cm"/>
    </style:style>
    <style:style style:name="Tableau1.C" style:family="table-column">
      <style:table-column-properties style:column-width="1.842cm"/>
    </style:style>
    <style:style style:name="Tableau1.D" style:family="table-column">
      <style:table-column-properties style:column-width="2.501cm"/>
    </style:style>
    <style:style style:name="Tableau1.E" style:family="table-column">
      <style:table-column-properties style:column-width="4.717cm"/>
    </style:style>
    <style:style style:name="Tableau1.F" style:family="table-column">
      <style:table-column-properties style:column-width="5.35cm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2" style:family="table-cell" style:data-style-name="N1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F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A3" style:family="table-cell" style:data-style-name="N1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D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au1.F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E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F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E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F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A9" style:family="table-cell" style:data-style-name="N1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C9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F9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2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1.293cm"/>
    </style:style>
    <style:style style:name="Tableau2.C" style:family="table-column">
      <style:table-column-properties style:column-width="1.842cm"/>
    </style:style>
    <style:style style:name="Tableau2.D" style:family="table-column">
      <style:table-column-properties style:column-width="2.588cm"/>
    </style:style>
    <style:style style:name="Tableau2.E" style:family="table-column">
      <style:table-column-properties style:column-width="4.63cm"/>
    </style:style>
    <style:style style:name="Tableau2.F" style:family="table-column">
      <style:table-column-properties style:column-width="5.35cm"/>
    </style:style>
    <style:style style:name="Tableau2.1" style:family="table-row">
      <style:table-row-properties fo:keep-together="auto"/>
    </style:style>
    <style:style style:name="Tableau2.A1" style:family="table-cell" style:data-style-name="N10100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.A2" style:family="table-cell" style:data-style-name="N1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2.B2" style:family="table-cell" style:data-style-name="N10100">
      <style:table-cell-properties fo:background-color="transparent" fo:padding="0cm" fo:border="none" style:writing-mode="page">
        <style:background-image/>
      </style:table-cell-properties>
    </style:style>
    <style:style style:name="Tableau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2.F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2.A3" style:family="table-cell" style:data-style-name="N1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2.B3" style:family="table-cell" style:data-style-name="N10100">
      <style:table-cell-properties fo:background-color="#dddddd" fo:padding="0cm" fo:border="none" style:writing-mode="page">
        <style:background-image/>
      </style:table-cell-properties>
    </style:style>
    <style:style style:name="Tableau2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2.D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au2.F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2.A4" style:family="table-cell" style:data-style-name="N1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2.B4" style:family="table-cell" style:data-style-name="N101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2.C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2.F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style:font-name="Loma" fo:font-size="6pt" fo:language="en" fo:country="US" officeooo:rsid="000bcfdd" officeooo:paragraph-rsid="000bcfdd" style:font-size-asian="6pt" style:font-size-complex="6pt"/>
    </style:style>
    <style:style style:name="P2" style:family="paragraph" style:parent-style-name="Standard">
      <style:text-properties style:font-name="Loma" fo:font-size="6pt" fo:language="en" fo:country="US" officeooo:rsid="000bcfdd" officeooo:paragraph-rsid="00166266" style:font-size-asian="6pt" style:font-size-complex="6pt"/>
    </style:style>
    <style:style style:name="P3" style:family="paragraph" style:parent-style-name="Standard">
      <style:text-properties style:font-name="Loma" fo:font-size="6pt" fo:language="en" fo:country="US" style:text-underline-style="solid" style:text-underline-width="auto" style:text-underline-color="font-color" fo:font-weight="bold" officeooo:rsid="000bcfdd" officeooo:paragraph-rsid="000bcfdd" style:font-size-asian="6pt" style:font-weight-asian="bold" style:font-size-complex="6pt" style:font-weight-complex="bold"/>
    </style:style>
    <style:style style:name="P4" style:family="paragraph" style:parent-style-name="Standard">
      <style:text-properties style:font-name="Loma" fo:font-size="6pt" fo:language="en" fo:country="US" style:text-underline-style="solid" style:text-underline-width="auto" style:text-underline-color="font-color" fo:font-weight="bold" officeooo:rsid="000bcfdd" officeooo:paragraph-rsid="00166266" style:font-size-asian="6pt" style:font-weight-asian="bold" style:font-size-complex="6pt" style:font-weight-complex="bold"/>
    </style:style>
    <style:style style:name="P5" style:family="paragraph" style:parent-style-name="Standard">
      <style:text-properties style:font-name="Loma" fo:font-size="6pt" fo:language="en" fo:country="US" style:text-underline-style="solid" style:text-underline-width="auto" style:text-underline-color="font-color" fo:font-weight="bold" officeooo:rsid="00166266" officeooo:paragraph-rsid="00166266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Loma" fo:font-size="6pt" fo:language="en" fo:country="US" style:text-underline-style="none" fo:font-weight="bold" officeooo:rsid="000bcfdd" officeooo:paragraph-rsid="000bcfdd" style:font-size-asian="6pt" style:font-weight-asian="bold" style:font-size-complex="6pt" style:font-weight-complex="bold"/>
    </style:style>
    <style:style style:name="P7" style:family="paragraph" style:parent-style-name="Standard">
      <style:text-properties style:font-name="Loma" fo:font-size="6pt" fo:language="en" fo:country="US" style:text-underline-style="none" fo:font-weight="bold" officeooo:rsid="000bcfdd" officeooo:paragraph-rsid="00166266" style:font-size-asian="6pt" style:font-weight-asian="bold" style:font-size-complex="6pt" style:font-weight-complex="bold"/>
    </style:style>
    <style:style style:name="P8" style:family="paragraph" style:parent-style-name="Standard">
      <style:text-properties style:font-name="Loma" fo:font-size="6pt" fo:language="en" fo:country="US" style:text-underline-style="none" fo:font-weight="bold" officeooo:rsid="000e42e8" officeooo:paragraph-rsid="000e42e8" style:font-size-asian="6pt" style:font-weight-asian="bold" style:font-size-complex="6pt" style:font-weight-complex="bold"/>
    </style:style>
    <style:style style:name="P9" style:family="paragraph" style:parent-style-name="Standard">
      <style:text-properties style:font-name="Loma" fo:font-size="6pt" fo:language="en" fo:country="US" style:text-underline-style="none" fo:font-weight="bold" officeooo:rsid="000e42e8" officeooo:paragraph-rsid="00166266" style:font-size-asian="6pt" style:font-weight-asian="bold" style:font-size-complex="6pt" style:font-weight-complex="bold"/>
    </style:style>
    <style:style style:name="P10" style:family="paragraph" style:parent-style-name="Standard">
      <style:text-properties style:font-name="Loma" fo:font-size="6pt" officeooo:paragraph-rsid="000bcfdd" style:font-size-asian="6pt" style:font-size-complex="6pt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bcfd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c68b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cc0c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ddd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e1e2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e29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1a24c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c68b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cc0c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c0c6" officeooo:paragraph-rsid="000cc0c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c0c6" officeooo:paragraph-rsid="000ddd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c0c6" officeooo:paragraph-rsid="000e29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68bb" officeooo:paragraph-rsid="0010e2f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bcfd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c68b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cc0c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ddd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e1e2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0e29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16626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bcfdd" officeooo:paragraph-rsid="001a24c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bcfd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c68b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cc0c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ddd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e1e2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0e29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107e0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16626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paragraph-rsid="001a24c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68bb" officeooo:paragraph-rsid="000c68b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68bb" officeooo:paragraph-rsid="0010e2f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c0c6" officeooo:paragraph-rsid="000cc0c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c0c6" officeooo:paragraph-rsid="000ddd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cc0c6" officeooo:paragraph-rsid="000e29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ddda0" officeooo:paragraph-rsid="000ddd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e1e20" officeooo:paragraph-rsid="000e1e2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e1e20" officeooo:paragraph-rsid="0010e2f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0e29d1" officeooo:paragraph-rsid="000e29d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107e05" officeooo:paragraph-rsid="00107e0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10e2f0" officeooo:paragraph-rsid="0010e2f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1a24c4" officeooo:paragraph-rsid="001a24c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129ca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officeooo:rsid="001b8f17" officeooo:paragraph-rsid="001b8f17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0cc0c6" officeooo:paragraph-rsid="000cc0c6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0cc0c6" officeooo:paragraph-rsid="00166266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paragraph-rsid="00166266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0bcfdd" officeooo:paragraph-rsid="000bcfdd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0bcfdd" officeooo:paragraph-rsid="00166266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officeooo:paragraph-rsid="00166266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0bcfdd" officeooo:paragraph-rsid="000bcfdd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0bcfdd" officeooo:paragraph-rsid="00166266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officeooo:rsid="001b8f17" officeooo:paragraph-rsid="001b8f17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officeooo:paragraph-rsid="00166266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T1" style:family="text">
      <style:text-properties officeooo:rsid="000bcfdd"/>
    </style:style>
    <style:style style:name="T2" style:family="text">
      <style:text-properties fo:language="en" fo:country="US" officeooo:rsid="000bcfdd"/>
    </style:style>
    <style:style style:name="T3" style:family="text">
      <style:text-properties fo:language="en" fo:country="US" officeooo:rsid="000ddda0"/>
    </style:style>
    <style:style style:name="T4" style:family="text">
      <style:text-properties officeooo:rsid="000c68bb"/>
    </style:style>
    <style:style style:name="T5" style:family="text">
      <style:text-properties officeooo:rsid="000cc0c6"/>
    </style:style>
    <style:style style:name="T6" style:family="text">
      <style:text-properties officeooo:rsid="000ddda0"/>
    </style:style>
    <style:style style:name="T7" style:family="text">
      <style:text-properties fo:font-weight="bold"/>
    </style:style>
    <style:style style:name="T8" style:family="text">
      <style:text-properties fo:font-weight="bold" officeooo:rsid="00166266"/>
    </style:style>
    <style:style style:name="T9" style:family="text">
      <style:text-properties officeooo:rsid="000e1e20"/>
    </style:style>
    <style:style style:name="T10" style:family="text">
      <style:text-properties officeooo:rsid="000e42e8"/>
    </style:style>
    <style:style style:name="T11" style:family="text">
      <style:text-properties officeooo:rsid="000fbe7c"/>
    </style:style>
    <style:style style:name="T12" style:family="text">
      <style:text-properties officeooo:rsid="00107e0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6c1ac" style:font-style-asian="normal" style:font-style-complex="normal"/>
    </style:style>
    <style:style style:name="T15" style:family="text">
      <style:text-properties fo:font-style="normal" officeooo:rsid="001f3100" style:font-style-asian="normal" style:font-style-complex="normal"/>
    </style:style>
    <style:style style:name="T16" style:family="text">
      <style:text-properties officeooo:rsid="0010e2f0"/>
    </style:style>
    <style:style style:name="T17" style:family="text">
      <style:text-properties officeooo:rsid="00129ca6"/>
    </style:style>
    <style:style style:name="T18" style:family="text">
      <style:text-properties officeooo:rsid="00166266"/>
    </style:style>
    <style:style style:name="T19" style:family="text">
      <style:text-properties officeooo:rsid="001a24c4"/>
    </style:style>
    <style:style style:name="T20" style:family="text">
      <style:text-properties officeooo:rsid="001f3100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API Manual </text:span><text:span text:style-name="T3">SCHOOL STUDENT :</text:span><text:span text:style-name="T7">keeping track</text:span> <text:span text:style-name="T7">of the class </text:span><text:span text:style-name="T8">scores</text:span></text:p>
      <text:p text:style-name="P1"/>
      <text:p text:style-name="P1"/>
      <text:p text:style-name="P1">This API is made for following student and their scores in school. It is possible to add, modify , remove student and add, edit and remove score of each student and add a field where the score has been obtained.</text:p>
      <text:p text:style-name="P1"/>
      <text:p text:style-name="P1"/>
      <text:p text:style-name="P1">Possible action and routes :</text:p>
      <text:p text:style-name="P1"/>
      <text:p text:style-name="P3">Students</text:p>
      <text:p text:style-name="P6">- <text:span text:style-name="T10">retrieve all students</text:span></text:p>
      <text:p text:style-name="P6">- <text:span text:style-name="T10">create a student</text:span></text:p>
      <text:p text:style-name="P6">- <text:span text:style-name="T10">retrieve a student by this id</text:span></text:p>
      <text:p text:style-name="P6">- <text:span text:style-name="T10">retrieve a student by id and all this scores already registered</text:span></text:p>
      <text:p text:style-name="P6">- <text:span text:style-name="T11">modify (update) a student (by this id)</text:span></text:p>
      <text:p text:style-name="P6">- <text:span text:style-name="T10">delete a student (by this id)</text:span></text:p>
      <text:p text:style-name="P6"/>
      <text:p text:style-name="P8">For more details please see the table below:</text:p>
      <text:p text:style-name="P3"/>
      <text:p text:style-name="P1"/>
      <table:table table:name="Tableau1" table:style-name="Tableau1" table:template-name="Zone bleue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float" office:value="0">
            <text:p text:style-name="P65">Action</text:p>
          </table:table-cell>
          <table:table-cell table:style-name="Tableau1.A1" office:value-type="float" office:value="0">
            <text:p text:style-name="P63">Methods</text:p>
          </table:table-cell>
          <table:table-cell table:style-name="Tableau1.A1" office:value-type="float" office:value="0">
            <text:p text:style-name="P63">Routes</text:p>
          </table:table-cell>
          <table:table-cell table:style-name="Tableau1.A1" office:value-type="float" office:value="0">
            <text:p text:style-name="P63">Data to post</text:p>
          </table:table-cell>
          <table:table-cell table:style-name="Tableau1.A1" office:value-type="float" office:value="0">
            <text:p text:style-name="P63">Result</text:p>
          </table:table-cell>
          <table:table-cell table:style-name="Tableau1.A1" office:value-type="float" office:value="0">
            <text:p text:style-name="P63">Errors</text:p>
          </table:table-cell>
        </table:table-row>
        <table:table-row table:style-name="Tableau1.1">
          <table:table-cell table:style-name="Tableau1.A2" office:value-type="float" office:value="0">
            <text:p text:style-name="P55">Retrieve all students</text:p>
          </table:table-cell>
          <table:table-cell table:style-name="Tableau1.A2" office:value-type="float" office:value="0">
            <text:p text:style-name="P24">GET</text:p>
          </table:table-cell>
          <table:table-cell table:style-name="Tableau1.C2" office:value-type="string">
            <text:p text:style-name="P32">/<text:span text:style-name="T17">student</text:span></text:p>
          </table:table-cell>
          <table:table-cell table:style-name="Tableau1.D2">
            <text:p text:style-name="P32"/>
          </table:table-cell>
          <table:table-cell table:style-name="Tableau1.D2" office:value-type="float" office:value="0">
            <text:p text:style-name="P24">Retrieves the collection of student data <text:span text:style-name="T4">in json</text:span></text:p>
            <text:p text:style-name="P24">code 20<text:span text:style-name="T4">0</text:span></text:p>
          </table:table-cell>
          <table:table-cell table:style-name="Tableau1.F2">
            <text:p text:style-name="P24"/>
          </table:table-cell>
        </table:table-row>
        <table:table-row table:style-name="Tableau1.1">
          <table:table-cell table:style-name="Tableau1.A3" office:value-type="float" office:value="0">
            <text:p text:style-name="P55">Create Student</text:p>
          </table:table-cell>
          <table:table-cell table:style-name="Tableau1.A3" office:value-type="float" office:value="0">
            <text:p text:style-name="P24">POST</text:p>
          </table:table-cell>
          <table:table-cell table:style-name="Tableau1.C3" office:value-type="string">
            <text:p text:style-name="P32">/<text:span text:style-name="T17">student</text:span></text:p>
          </table:table-cell>
          <table:table-cell table:style-name="Tableau1.D3" office:value-type="float" office:value="0">
            <text:p text:style-name="P24">Example value schema:</text:p>
            <text:p text:style-name="P11">{</text:p>
            <text:p text:style-name="P33"><text:s text:c="8"/>"firstname": "<text:span text:style-name="T4">string</text:span>",</text:p>
            <text:p text:style-name="P33"><text:s text:c="8"/>"lastname": "<text:span text:style-name="T4">string</text:span>",</text:p>
            <text:p text:style-name="P33"><text:s text:c="8"/>"birthday": "<text:span text:style-name="T1">y/m/d</text:span>"</text:p>
            <text:p text:style-name="P24"><text:s/>}</text:p>
            <text:p text:style-name="P24">All field must not be blank</text:p>
          </table:table-cell>
          <table:table-cell table:style-name="Tableau1.D3" office:value-type="float" office:value="0">
            <text:p text:style-name="P25">Creation of a new student : </text:p>
            <text:p text:style-name="P42">Code 201 Created</text:p>
            <text:p text:style-name="P24">Retrieves <text:span text:style-name="T4">json as follow:</text:span> </text:p>
            <text:p text:style-name="P12">{</text:p>
            <text:p text:style-name="P18"><text:s text:c="8"/>"<text:span text:style-name="T4">id</text:span>": "<text:span text:style-name="T4">integer</text:span>",</text:p>
            <text:p text:style-name="P34"><text:s text:c="8"/>"firstname": "<text:span text:style-name="T4">string</text:span>",</text:p>
            <text:p text:style-name="P34"><text:s text:c="8"/>"lastname": "<text:span text:style-name="T1">string</text:span>",</text:p>
            <text:p text:style-name="P34"><text:s text:c="8"/>"birthday": "<text:span text:style-name="T1">y/m/d</text:span>"</text:p>
            <text:p text:style-name="P25"><text:s/>}</text:p>
            <text:p text:style-name="P25"/>
          </table:table-cell>
          <table:table-cell table:style-name="Tableau1.F3" office:value-type="float" office:value="0">
            <text:p text:style-name="P42">400: syntax error : invalid input</text:p>
            <text:p text:style-name="P42">400: bad request with details of the errors due to the validation of data before storage in database</text:p>
          </table:table-cell>
        </table:table-row>
        <table:table-row table:style-name="Tableau1.1">
          <table:table-cell table:style-name="Tableau1.A2" office:value-type="float" office:value="0">
            <text:p text:style-name="P55">Retrieve student by this id</text:p>
          </table:table-cell>
          <table:table-cell table:style-name="Tableau1.A2" office:value-type="float" office:value="0">
            <text:p text:style-name="P44">GET</text:p>
          </table:table-cell>
          <table:table-cell table:style-name="Tableau1.C4" office:value-type="string">
            <text:p text:style-name="P54">/student/{id}</text:p>
          </table:table-cell>
          <table:table-cell table:style-name="Tableau1.D2">
            <text:p text:style-name="P24"/>
          </table:table-cell>
          <table:table-cell table:style-name="Tableau1.D2" office:value-type="float" office:value="0">
            <text:p text:style-name="P44">Retrieves student data in json</text:p>
            <text:p text:style-name="P44">code 200</text:p>
            <text:p text:style-name="P13">{</text:p>
            <text:p text:style-name="P35"><text:s text:c="8"/>"firstname": "<text:span text:style-name="T4">string</text:span>",</text:p>
            <text:p text:style-name="P35"><text:s text:c="8"/>"lastname": "<text:span text:style-name="T4">string</text:span>",</text:p>
            <text:p text:style-name="P35"><text:s text:c="8"/>"birthday": "<text:span text:style-name="T1">y/m/d</text:span>"</text:p>
            <text:p text:style-name="P26"><text:s/>}</text:p>
          </table:table-cell>
          <table:table-cell table:style-name="Tableau1.F2" office:value-type="float" office:value="0">
            <text:p text:style-name="P44">404: retrieve json student not found</text:p>
            <text:p text:style-name="P20"/>
            <text:p text:style-name="P13">{</text:p>
            <text:p text:style-name="P35"><text:s text:c="8"/>"<text:span text:style-name="T5">status</text:span>": "<text:span text:style-name="T5">404</text:span>",</text:p>
            <text:p text:style-name="P35"><text:s text:c="8"/>"<text:span text:style-name="T5">message</text:span>": "<text:span text:style-name="T5">student not found</text:span>",</text:p>
            <text:p text:style-name="P26"><text:s/>}</text:p>
          </table:table-cell>
        </table:table-row>
        <table:table-row table:style-name="Tableau1.1">
          <table:table-cell table:style-name="Tableau1.A3" office:value-type="float" office:value="0">
            <text:p text:style-name="P55">Retrieve student by this id and all this scores</text:p>
          </table:table-cell>
          <table:table-cell table:style-name="Tableau1.A3" office:value-type="float" office:value="0">
            <text:p text:style-name="P47">GET</text:p>
          </table:table-cell>
          <table:table-cell table:style-name="Tableau1.C5" office:value-type="string">
            <text:p text:style-name="P32">/<text:span text:style-name="T17">student/{id}/score</text:span></text:p>
          </table:table-cell>
          <table:table-cell table:style-name="Tableau1.D3">
            <text:p text:style-name="P24"/>
          </table:table-cell>
          <table:table-cell table:style-name="Tableau1.D3" office:value-type="float" office:value="0">
            <text:p text:style-name="P45">Retrieves student data in json</text:p>
            <text:p text:style-name="P45">code 200</text:p>
            <text:p text:style-name="P14">{</text:p>
            <text:p text:style-name="P36"><text:s text:c="8"/>"firstname": "<text:span text:style-name="T4">string</text:span>",</text:p>
            <text:p text:style-name="P36"><text:s text:c="8"/>"lastname": "<text:span text:style-name="T4">string</text:span>",</text:p>
            <text:p text:style-name="P36"><text:s text:c="8"/>"birthday": "<text:span text:style-name="T1">y/m/d</text:span>",</text:p>
            <text:p text:style-name="P36"><text:s text:c="8"/>“<text:span text:style-name="T6">scores”:[ </text:span></text:p>
            <text:p text:style-name="P47"><text:s text:c="15"/>{</text:p>
            <text:p text:style-name="P36"><text:s text:c="18"/>“<text:span text:style-name="T6">subject” : “string”,</text:span></text:p>
            <text:p text:style-name="P36"><text:s text:c="18"/>“<text:span text:style-name="T6">score”: “float”</text:span></text:p>
            <text:p text:style-name="P36"><text:s text:c="15"/><text:span text:style-name="T6">}</text:span> <text:s text:c="16"/></text:p>
            <text:p text:style-name="P27"><text:s/>}</text:p>
          </table:table-cell>
          <table:table-cell table:style-name="Tableau1.F3" office:value-type="float" office:value="0">
            <text:p text:style-name="P45">404: retrieve json student not found</text:p>
            <text:p text:style-name="P21"/>
            <text:p text:style-name="P14">{</text:p>
            <text:p text:style-name="P36"><text:s text:c="8"/>"<text:span text:style-name="T5">status</text:span>": "<text:span text:style-name="T5">404</text:span>",</text:p>
            <text:p text:style-name="P36"><text:s text:c="8"/>"<text:span text:style-name="T5">message</text:span>": "<text:span text:style-name="T5">student not found</text:span>",</text:p>
            <text:p text:style-name="P27"><text:s/>}</text:p>
          </table:table-cell>
        </table:table-row>
        <table:table-row table:style-name="Tableau1.1">
          <table:table-cell table:style-name="Tableau1.A2" office:value-type="float" office:value="0">
            <text:p text:style-name="P55">Update student</text:p>
          </table:table-cell>
          <table:table-cell table:style-name="Tableau1.A2" office:value-type="float" office:value="0">
            <text:p text:style-name="P48">PUT</text:p>
          </table:table-cell>
          <table:table-cell table:style-name="Tableau1.C6" office:value-type="string">
            <text:p text:style-name="P54">/student/{id}</text:p>
          </table:table-cell>
          <table:table-cell table:style-name="Tableau1.D2" office:value-type="float" office:value="0">
            <text:p text:style-name="P48">E<text:span text:style-name="T1">xample value schema:</text:span></text:p>
            <text:p text:style-name="P15">{</text:p>
            <text:p text:style-name="P37"><text:s text:c="8"/>"firstname": "<text:span text:style-name="T4">string</text:span>",</text:p>
            <text:p text:style-name="P37"><text:s text:c="8"/>"lastname": "<text:span text:style-name="T4">string</text:span>",</text:p>
            <text:p text:style-name="P37"><text:s text:c="8"/>"birthday": "<text:span text:style-name="T1">y/m/d</text:span>"</text:p>
            <text:p text:style-name="P28"><text:s/>}</text:p>
            <text:p text:style-name="P28">All field must not be blank.</text:p>
            <text:p text:style-name="P48">Blank in date will be replace by today date</text:p>
          </table:table-cell>
          <table:table-cell table:style-name="Tableau1.D2" office:value-type="float" office:value="0">
            <text:p text:style-name="P44">Retrieves student data in json</text:p>
            <text:p text:style-name="P44">code 20<text:span text:style-name="T9">1 Created</text:span></text:p>
            <text:p text:style-name="P13">{</text:p>
            <text:p text:style-name="P19"><text:s text:c="8"/>“<text:span text:style-name="T9">id”: id from route</text:span></text:p>
            <text:p text:style-name="P35"><text:s text:c="8"/>"firstname": "<text:span text:style-name="T4">string</text:span>",</text:p>
            <text:p text:style-name="P35"><text:s text:c="8"/>"lastname": "<text:span text:style-name="T4">string</text:span>",</text:p>
            <text:p text:style-name="P35"><text:s text:c="8"/>"birthday": "<text:span text:style-name="T1">y/m/d</text:span>"</text:p>
            <text:p text:style-name="P26"><text:s/>}</text:p>
            <text:p text:style-name="P26"/>
          </table:table-cell>
          <table:table-cell table:style-name="Tableau1.F2" office:value-type="float" office:value="0">
            <text:p text:style-name="P42">400: syntax error : invalid input</text:p>
            <text:p text:style-name="P42">400: bad request with details of the errors due to the validation of data before storage in database</text:p>
            <text:p text:style-name="P48">400: Error date format (blank date is egal to today date)</text:p>
          </table:table-cell>
        </table:table-row>
        <table:table-row table:style-name="Tableau1.1">
          <table:table-cell table:style-name="Tableau1.A3" office:value-type="float" office:value="0">
            <text:p text:style-name="P55">Delete student by this id</text:p>
          </table:table-cell>
          <table:table-cell table:style-name="Tableau1.A3" office:value-type="float" office:value="0">
            <text:p text:style-name="P50">DELETE</text:p>
          </table:table-cell>
          <table:table-cell table:style-name="Tableau1.C7" office:value-type="string">
            <text:p text:style-name="P38">/<text:span text:style-name="T5">student/{id}</text:span></text:p>
          </table:table-cell>
          <table:table-cell table:style-name="Tableau1.D3">
            <text:p text:style-name="P48"/>
          </table:table-cell>
          <table:table-cell table:style-name="Tableau1.E7" office:value-type="string">
            <text:p text:style-name="P50">Retrieve in json</text:p>
            <text:p text:style-name="P50">code 200</text:p>
            <text:p text:style-name="P50">{</text:p>
            <text:p text:style-name="P50"><text:s text:c="3"/>“status”:200,</text:p>
            <text:p text:style-name="P50"><text:s text:c="3"/>“message”: “student delete”</text:p>
            <text:p text:style-name="P50">}</text:p>
          </table:table-cell>
          <table:table-cell table:style-name="Tableau1.F7" office:value-type="string">
            <text:p text:style-name="P46">404: retrieve json student not found</text:p>
            <text:p text:style-name="P22"/>
            <text:p text:style-name="P16">{</text:p>
            <text:p text:style-name="P38"><text:s text:c="8"/>"<text:span text:style-name="T5">status</text:span>": "<text:span text:style-name="T5">404</text:span>",</text:p>
            <text:p text:style-name="P38"><text:s text:c="8"/>"<text:span text:style-name="T5">message</text:span>": "<text:span text:style-name="T5">student not found</text:span>",</text:p>
            <text:p text:style-name="P29"><text:s/>}</text:p>
          </table:table-cell>
        </table:table-row>
        <table:table-row table:style-name="Tableau1.1">
          <table:table-cell table:style-name="Tableau1.A2" office:value-type="float" office:value="0">
            <text:p text:style-name="P55">Add score (subject and score) to a student(id)</text:p>
          </table:table-cell>
          <table:table-cell table:style-name="Tableau1.A2" office:value-type="float" office:value="0">
            <text:p text:style-name="P51">POST</text:p>
          </table:table-cell>
          <table:table-cell table:style-name="Tableau1.C8" office:value-type="string">
            <text:p text:style-name="P39">/<text:span text:style-name="T5">student/{id}/addscore</text:span></text:p>
          </table:table-cell>
          <table:table-cell table:style-name="Tableau1.D2" office:value-type="float" office:value="0">
            <text:p text:style-name="P48">E<text:span text:style-name="T1">xample value schema:</text:span></text:p>
            <text:p text:style-name="P15">{</text:p>
            <text:p text:style-name="P37"><text:s text:c="4"/><text:bookmark-start text:name="__DdeLink__693_128485105"/><text:s text:c="4"/>"<text:span text:style-name="T12">subject</text:span>": "<text:span text:style-name="T4">string</text:span>",</text:p>
            <text:p text:style-name="P37"><text:s text:c="8"/>"<text:span text:style-name="T12">score</text:span>": <text:span text:style-name="T12">float</text:span>,<text:bookmark-end text:name="__DdeLink__693_128485105"/></text:p>
            <text:p text:style-name="P28"><text:s/>}</text:p>
            <text:p text:style-name="P28"/>
            <text:p text:style-name="P51">Subject must not be blank</text:p>
            <text:p text:style-name="P51">Score must be between 0 and 20</text:p>
          </table:table-cell>
          <table:table-cell table:style-name="Tableau1.E8" office:value-type="string">
            <text:p text:style-name="P52">Retrieve adding scor in json</text:p>
            <text:p text:style-name="P52">Code 201 Created</text:p>
            <text:p text:style-name="P52"/>
            <text:p text:style-name="P52">{</text:p>
            <text:p text:style-name="P52"><text:s text:c="5"/>“id” : integer ,</text:p>
            <text:p text:style-name="P52"><text:s text:c="5"/>“subject” : “string”,</text:p>
            <text:p text:style-name="P52"><text:s text:c="5"/>“score” : float</text:p>
            <text:p text:style-name="P52">}</text:p>
          </table:table-cell>
          <table:table-cell table:style-name="Tableau1.F8" office:value-type="string">
            <text:p text:style-name="P23"><text:span text:style-name="T16">4</text:span>00: syntax error : invalid input</text:p>
            <text:p text:style-name="P43">400: bad request with details of the errors due to the validation of data before storage in database</text:p>
            <text:p text:style-name="P49"/>
            <text:p text:style-name="P52">score must not be blank and betw<text:span text:style-name="T17">ee</text:span>n 0 and 20</text:p>
          </table:table-cell>
        </table:table-row>
        <table:table-row table:style-name="Tableau1.1">
          <table:table-cell table:style-name="Tableau1.A9">
            <text:p text:style-name="P56"/>
          </table:table-cell>
          <table:table-cell table:style-name="Tableau1.A9">
            <text:p text:style-name="P56"/>
          </table:table-cell>
          <table:table-cell table:style-name="Tableau1.C9">
            <text:p text:style-name="P58"/>
          </table:table-cell>
          <table:table-cell table:style-name="Tableau1.C9">
            <text:p text:style-name="P60"/>
          </table:table-cell>
          <table:table-cell table:style-name="Tableau1.C9">
            <text:p text:style-name="P56"/>
          </table:table-cell>
          <table:table-cell table:style-name="Tableau1.F9">
            <text:p text:style-name="P5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Scores</text:p>
      <text:p text:style-name="P7">- <text:span text:style-name="T10">retrieve the average score in all subject for a student (by this id)</text:span></text:p>
      <text:p text:style-name="P7">- <text:s/><text:span text:style-name="T18">retrieve the average in all subject for all students</text:span></text:p>
      <text:p text:style-name="P7"/>
      <text:p text:style-name="P9">For more details please see the table below:</text:p>
      <text:p text:style-name="P4"/>
      <text:p text:style-name="P2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float" office:value="0">
            <text:p text:style-name="P65">Action</text:p>
          </table:table-cell>
          <table:table-cell table:style-name="Tableau2.A1" office:value-type="float" office:value="0">
            <text:p text:style-name="P64">Methods</text:p>
          </table:table-cell>
          <table:table-cell table:style-name="Tableau2.A1" office:value-type="float" office:value="0">
            <text:p text:style-name="P64">Routes</text:p>
          </table:table-cell>
          <table:table-cell table:style-name="Tableau2.A1" office:value-type="float" office:value="0">
            <text:p text:style-name="P64">Data to post</text:p>
          </table:table-cell>
          <table:table-cell table:style-name="Tableau2.A1" office:value-type="float" office:value="0">
            <text:p text:style-name="P64">Result</text:p>
          </table:table-cell>
          <table:table-cell table:style-name="Tableau2.A1" office:value-type="float" office:value="0">
            <text:p text:style-name="P64">Errors</text:p>
          </table:table-cell>
        </table:table-row>
        <table:table-row>
          <table:table-cell table:style-name="Tableau2.A2" office:value-type="float" office:value="0">
            <text:p text:style-name="P55">Retrieve the average score of all students (and the number of score registered)</text:p>
          </table:table-cell>
          <table:table-cell table:style-name="Tableau2.B2" office:value-type="float" office:value="0">
            <text:p text:style-name="P30">GET</text:p>
          </table:table-cell>
          <table:table-cell table:style-name="Tableau2.C2" office:value-type="string">
            <text:p text:style-name="P62">‘/<text:span text:style-name="T20">score/average</text:span></text:p>
          </table:table-cell>
          <table:table-cell table:style-name="Tableau2.D2">
            <text:p text:style-name="P40"/>
          </table:table-cell>
          <table:table-cell table:style-name="Tableau2.D2" office:value-type="float" office:value="0">
            <text:p text:style-name="P30">Retrieves the collection of student data <text:span text:style-name="T4">in json</text:span></text:p>
            <text:p text:style-name="P30">code 20<text:span text:style-name="T4">0</text:span></text:p>
            <text:p text:style-name="P17">{</text:p>
            <text:p text:style-name="P17"><text:s text:c="8"/>“<text:span text:style-name="T19">countScore”: integer</text:span></text:p>
            <text:p text:style-name="P41"><text:s text:c="8"/>"<text:span text:style-name="T18">average</text:span>": <text:span text:style-name="T18">float</text:span>,</text:p>
            <text:p text:style-name="P31"><text:s/>}</text:p>
            <text:p text:style-name="P53">countScore is the number of score used to calculate the average score</text:p>
          </table:table-cell>
          <table:table-cell table:style-name="Tableau2.F2">
            <text:p text:style-name="P30"/>
          </table:table-cell>
        </table:table-row>
        <table:table-row>
          <table:table-cell table:style-name="Tableau2.A3" office:value-type="float" office:value="0">
            <text:p text:style-name="P55">Retrieve the average in all subject for a student ( by id)</text:p>
          </table:table-cell>
          <table:table-cell table:style-name="Tableau2.B3" office:value-type="float" office:value="0">
            <text:p text:style-name="P53">GET</text:p>
          </table:table-cell>
          <table:table-cell table:style-name="Tableau2.C3" office:value-type="string">
            <text:p text:style-name="P62">‘<text:span text:style-name="T13">/</text:span><text:span text:style-name="T14">score/</text:span><text:span text:style-name="T15">average/</text:span><text:span text:style-name="T14">{id}</text:span></text:p>
          </table:table-cell>
          <table:table-cell table:style-name="Tableau2.D3">
            <text:p text:style-name="P30"/>
          </table:table-cell>
          <table:table-cell table:style-name="Tableau2.D3" office:value-type="float" office:value="0">
            <text:p text:style-name="P44">Retrieves student data in json</text:p>
            <text:p text:style-name="P44">code 200</text:p>
            <text:p text:style-name="P13">{</text:p>
            <text:p text:style-name="P13"><text:s text:c="8"/>“<text:span text:style-name="T19">countScore”: integer</text:span></text:p>
            <text:p text:style-name="P35"><text:s text:c="8"/>"<text:span text:style-name="T18">average</text:span>": <text:span text:style-name="T18">float</text:span>,</text:p>
            <text:p text:style-name="P26"><text:s/>}</text:p>
            <text:p text:style-name="P26"/>
            <text:p text:style-name="P53">countScore is the number of score used to calculate the average score</text:p>
          </table:table-cell>
          <table:table-cell table:style-name="Tableau2.F3" office:value-type="float" office:value="0">
            <text:p text:style-name="P44">404: retrieve json student not found</text:p>
            <text:p text:style-name="P20"/>
            <text:p text:style-name="P13">{</text:p>
            <text:p text:style-name="P35"><text:s text:c="8"/>"<text:span text:style-name="T5">status</text:span>": "<text:span text:style-name="T5">404</text:span>",</text:p>
            <text:p text:style-name="P35"><text:s text:c="8"/>"<text:span text:style-name="T5">message</text:span>": "<text:span text:style-name="T5">student not found</text:span>",</text:p>
            <text:p text:style-name="P26"><text:s/>}</text:p>
          </table:table-cell>
        </table:table-row>
        <table:table-row>
          <table:table-cell table:style-name="Tableau2.A4">
            <text:p text:style-name="P57"/>
          </table:table-cell>
          <table:table-cell table:style-name="Tableau2.B4">
            <text:p text:style-name="P57"/>
          </table:table-cell>
          <table:table-cell table:style-name="Tableau2.C4">
            <text:p text:style-name="P59"/>
          </table:table-cell>
          <table:table-cell table:style-name="Tableau2.C4">
            <text:p text:style-name="P61"/>
          </table:table-cell>
          <table:table-cell table:style-name="Tableau2.C4">
            <text:p text:style-name="P57"/>
          </table:table-cell>
          <table:table-cell table:style-name="Tableau2.F4">
            <text:p text:style-name="P5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bleue.1" style:display-name="Zone ble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2" style:display-name="Zone ble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Zone_20_bleue.3" style:display-name="Zone ble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4" style:display-name="Zone ble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5" style:display-name="Zone ble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6" style:display-name="Zone ble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7" style:display-name="Zone ble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8" style:display-name="Zone ble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9" style:display-name="Zone ble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10" style:display-name="Zone ble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11" style:display-name="Zone ble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12" style:display-name="Zone ble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13" style:display-name="Zone ble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Zone_20_bleue.14" style:display-name="Zone ble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Zone_20_bleue.15" style:display-name="Zone ble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16" style:display-name="Zone ble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3:27:53.147183817</meta:creation-date>
    <dc:date>2020-05-29T17:46:55.710372402</dc:date>
    <meta:editing-duration>PT4H6M26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2" meta:paragraph-count="169" meta:word-count="620" meta:character-count="3998" meta:non-whitespace-character-count="3146"/>
  </office:meta>
</office:document-meta>
</file>